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25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26" style:family="table-cell" style:parent-style-name="Default">
      <style:table-cell-properties fo:border="0.99pt solid #000000"/>
    </style:style>
    <style:style style:name="ce2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table:style-name="ce21" office:value-type="string" calcext:value-type="string">
            <text:p>Site struktur och wireframes för <text:s/>varje sida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table:style-name="ce21" office:value-type="string" calcext:value-type="string">
            <text:p>Site struktur och wireframes för <text:s/>varje sida, desktop onl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table:style-name="ce21" office:value-type="string" calcext:value-type="string">
            <text:p>Site struktur och wireframes för <text:s/>varje sida, desktop onl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table:style-name="ce21" office:value-type="string" calcext:value-type="string">
            <text:p>Site struktur och wireframes för <text:s/>varje sida, desktop onl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table:style-name="ce21" office:value-type="string" calcext:value-type="string">
            <text:p>Mockups <text:s/>i Fig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table:style-name="ce21" office:value-type="string" calcext:value-type="string">
            <text:p>Mockups <text:s/>i Fig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table:style-name="ce21" office:value-type="string" calcext:value-type="string">
            <text:p>Mockups <text:s/>i Fig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table:style-name="ce21" office:value-type="string" calcext:value-type="string">
            <text:p>Mockups <text:s/>i Fig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2</text:p>
          </table:table-cell>
        </table:table-row>
        <table:table-row table:style-name="ro2">
          <table:table-cell table:style-name="ce17" office:value-type="date" office:date-value="2020-12-29" calcext:value-type="date">
            <text:p>2020-12-29</text:p>
          </table:table-cell>
          <table:table-cell table:style-name="ce21" office:value-type="string" calcext:value-type="string">
            <text:p>Github repo</text:p>
          </table:table-cell>
          <table:table-cell table:number-columns-repeated="2"/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table:style-name="ce21" office:value-type="string" calcext:value-type="string">
            <text:p>Koda webbsidans template enligt Figma</text:p>
          </table:table-cell>
          <table:table-cell table:number-columns-repeated="2"/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table:style-name="ce21" office:value-type="string" calcext:value-type="string">
            <text:p>Skapa konto/login</text:p>
          </table:table-cell>
          <table:table-cell table:number-columns-repeated="2"/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table:style-name="ce21"/>
          <table:table-cell table:number-columns-repeated="2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table:style-name="ce21"/>
          <table:table-cell table:number-columns-repeated="2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table:number-columns-repeated="2"/>
          <table:table-cell office:value-type="string" calcext:value-type="string">
            <text:p>Sprint 3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table:number-columns-repeated="3"/>
        </table:table-row>
        <table:table-row table:style-name="ro2">
          <table:table-cell office:value-type="date" office:date-value="2021-01-06" calcext:value-type="date">
            <text:p>2021-01-06</text:p>
          </table:table-cell>
          <table:table-cell table:number-columns-repeated="3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number-columns-repeated="3"/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number-columns-repeated="3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number-columns-repeated="2"/>
          <table:table-cell office:value-type="string" calcext:value-type="string">
            <text:p>Sprint 4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number-columns-repeated="3"/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number-columns-repeated="3"/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number-columns-repeated="3"/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number-columns-repeated="3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number-columns-repeated="2"/>
          <table:table-cell office:value-type="string" calcext:value-type="string">
            <text:p>Sprint 5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number-columns-repeated="3"/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number-columns-repeated="3"/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number-columns-repeated="3"/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table:number-columns-repeated="3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number-columns-repeated="2"/>
          <table:table-cell office:value-type="string" calcext:value-type="string">
            <text:p>Sprint 6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number-columns-repeated="3"/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number-columns-repeated="3"/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number-columns-repeated="3"/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number-columns-repeated="3"/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24"/>
        <table:table-column table:style-name="co5" table:default-cell-style-name="ce29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26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22" office:value-type="string" calcext:value-type="string">
            <text:p>Date</text:p>
          </table:table-cell>
          <table:table-cell table:style-name="ce27" office:value-type="string" calcext:value-type="string">
            <text:p>Sum - Time, hours</text:p>
          </table:table-cell>
        </table:table-row>
        <table:table-row table:style-name="ro2">
          <table:table-cell table:style-name="ce23" office:value-type="date" office:date-value="2020-12-15" calcext:value-type="date">
            <text:p>2020-12-15</text:p>
          </table:table-cell>
          <table:table-cell table:style-name="ce28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2">
          <table:table-cell table:style-name="ce25" office:value-type="string" calcext:value-type="string">
            <text:p>Total Result</text:p>
          </table:table-cell>
          <table:table-cell table:style-name="ce31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9:49:07.252769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0-12-29T18:58:50.922980669</dc:date>
    <meta:editing-duration>PT21M31S</meta:editing-duration>
    <meta:editing-cycles>2</meta:editing-cycles>
    <meta:generator>LibreOffice/6.4.6.2$Linux_X86_64 LibreOffice_project/40$Build-2</meta:generator>
    <meta:document-statistic meta:table-count="2" meta:cell-count="113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389cm" svg:y="1.122cm" svg:width="17.542cm" svg:height="6.91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15</text:p>
                <draw:g>
                  <svg:desc>PT@categories</svg:desc>
                </draw:g>
              </table:table-cell>
              <table:table-cell office:value-type="float" office:value="11">
                <text:p>1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-12-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0-12-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0-12-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